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lbum Artist Poster ur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lbum Poster url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lbum Title</text:p>
          </table:table-cell>
          <table:table-cell office:value-type="string" calcext:value-type="string">
            <text:p>N/A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lbum Year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 ur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ist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ist Art url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ist Poster url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ence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Album Gain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Album Peak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Album Rang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Track Album No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Track Artist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udio Track No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reated at Accuracy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reated at TZOffset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pis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ntro St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ntro Sto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cked 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Aperture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Exposure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Iso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Make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Model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taData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od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Orientation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Top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Top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hoto Top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imilar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ort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M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>
          <table:filter>
            <table:filter-and>
              <table:filter-condition table:field-number="1" table:value="?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2:53:47.74614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1T03:42:33.636338839</dc:date>
    <meta:editing-duration>PT1H37M15S</meta:editing-duration>
    <meta:editing-cycles>53</meta:editing-cycles>
    <meta:generator>LibreOffice/6.4.5.2$Linux_X86_64 LibreOffice_project/40$Build-2</meta:generator>
    <meta:document-statistic meta:table-count="1" meta:cell-count="1665" meta:object-count="0"/>
  </office:meta>
</office:document-meta>
</file>